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gr2" style:family="graphic" style:parent-style-name="standard">
      <style:graphic-properties draw:stroke="none" draw:fill="none" fo:min-height="25.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text-properties style:font-name="MathJax_SansSeri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T1" style:family="text">
      <style:text-properties style:font-name="MathJax_SansSeri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style:font-name="MathJax_SansSeri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style:font-name="MathJax_SansSerif" fo:font-size="16pt" style:font-size-asian="16pt" style:font-size-complex="16pt"/>
    </style:style>
    <style:style style:name="T4" style:family="text">
      <style:text-properties style:font-name="MathJax_Sans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MathJax_SansSerif"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athJax_SansSeri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style:font-name="MathJax_Sans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font-name="MathJax_SansSerif"/>
    </style:style>
    <style:style style:name="T10" style:family="text">
      <style:text-properties style:font-name="MathJax_Sans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MathJax_Sans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13pt" fo:font-style="italic" fo:text-shadow="none" style:text-underline-style="none" fo:font-weight="bold" style:letter-kerning="true" style:font-name-asian="Noto Sans CJK SC" style:font-size-asian="13pt" style:font-style-asian="italic" style:font-weight-asian="bold" style:font-name-complex="Lohit Devanagari" style:font-size-complex="13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25.94cm" svg:x="1cm" svg:y="1cm">
          <draw:text-box>
            <text:p text:style-name="P1"><text:span text:style-name="T1">Documentation</text:span></text:p>
            <text:p text:style-name="P1"><text:span text:style-name="T2"/></text:p>
            <text:p text:style-name="P1"><text:span text:style-name="T3"/></text:p>
            <text:p text:style-name="P2"><text:span text:style-name="T4">IDisplayModule (Methods):</text:span></text:p>
            <text:p text:style-name="P2"><text:span text:style-name="T5"/></text:p>
            <text:p text:style-name="P2"><text:span text:style-name="T5"><text:tab/></text:span><text:span text:style-name="T5">List with explanation of all the methods of the class IDisplayModule (Page 2)</text:span></text:p>
            <text:p text:style-name="P2"><text:span text:style-name="T4"/></text:p>
            <text:p text:style-name="P2"><text:span text:style-name="T4">IDisplayModule (Enums):</text:span></text:p>
            <text:p text:style-name="P2"><text:span text:style-name="T4"/></text:p>
            <text:p text:style-name="P2"><text:span text:style-name="T6"><text:tab/></text:span><text:span text:style-name="T6">List of all the enumerations of the class </text:span><text:span text:style-name="T7">IDisplayModule (Page 3)</text:span></text:p>
            <text:p text:style-name="P2"><text:span text:style-name="T7"/></text:p>
            <text:p text:style-name="P2"><text:span text:style-name="T4">IGameModule (Methods):</text:span></text:p>
            <text:p text:style-name="P2"><text:span text:style-name="T4"/></text:p>
            <text:p text:style-name="P2"><text:span text:style-name="T7"><text:tab/></text:span><text:span text:style-name="T7">List with explanation of all the methods of the class IGameModule (Page 4)</text:span></text:p>
            <text:p text:style-name="P2"><text:span text:style-name="T4"/></text:p>
            <text:p text:style-name="P2"><text:span text:style-name="T4">IGameModule (Enums):</text:span></text:p>
            <text:p text:style-name="P2"><text:span text:style-name="T4"/></text:p>
            <text:p text:style-name="P2"><text:span text:style-name="T6"><text:tab/></text:span><text:span text:style-name="T6">List of all the enumerations of the class </text:span><text:span text:style-name="T7">IGameModule (Page 5)</text:span></text:p>
          </draw:text-box>
        </draw:frame>
      </draw:page>
      <draw:page draw:name="page2" draw:style-name="dp1" draw:master-page-name="Default">
        <draw:frame draw:style-name="gr1" draw:text-style-name="P3" draw:layer="layout" svg:width="19.59cm" svg:height="25.94cm" svg:x="1cm" svg:y="1cm">
          <draw:text-box>
            <text:p text:style-name="P1"><text:span text:style-name="T8">IDisplayModule</text:span></text:p>
            <text:p><text:span text:style-name="T9"/></text:p>
            <text:p><text:span text:style-name="T4">void open() :</text:span></text:p>
            <text:p><text:span text:style-name="T5"/></text:p>
            <text:p><text:span text:style-name="T5"><text:tab/></text:span><text:span text:style-name="T5">Open the window where the program will draw</text:span></text:p>
            <text:p><text:span text:style-name="T5"/></text:p>
            <text:p text:style-name="P4"><text:span text:style-name="T4">void close() :</text:span></text:p>
            <text:p text:style-name="P4"><text:span text:style-name="T5"/></text:p>
            <text:p><text:span text:style-name="T5"><text:tab/></text:span><text:span text:style-name="T5">Close the window</text:span></text:p>
            <text:p><text:span text:style-name="T5"/></text:p>
            <text:p text:style-name="P4"><text:span text:style-name="T4">bool isOpen() :</text:span></text:p>
            <text:p text:style-name="P4"><text:span text:style-name="T5"/></text:p>
            <text:p><text:span text:style-name="T5"><text:tab/></text:span><text:span text:style-name="T5">Tell if the window is currently open or close</text:span></text:p>
            <text:p><text:span text:style-name="T5"/></text:p>
            <text:p text:style-name="P4"><text:span text:style-name="T4">void <text:s/>putRectFill(Color color, Coord size, Coord pos) :</text:span></text:p>
            <text:p text:style-name="P4"><text:span text:style-name="T5"/></text:p>
            <text:p><text:span text:style-name="T5"><text:tab/></text:span><text:span text:style-name="T5">Draw a full rectangle in the window</text:span></text:p>
            <text:p><text:span text:style-name="T5"/></text:p>
            <text:p text:style-name="P4"><text:span text:style-name="T4">void <text:s/>putRectOutline(Color color, Coord size, Coord pos) :</text:span></text:p>
            <text:p text:style-name="P4"><text:span text:style-name="T5"/></text:p>
            <text:p><text:span text:style-name="T5"><text:tab/></text:span><text:span text:style-name="T5">Draw the outline of a rectangle in the window</text:span></text:p>
            <text:p><text:span text:style-name="T5"/></text:p>
            <text:p text:style-name="P4"><text:span text:style-name="T4">void <text:s/>putCircle(Color color, Coord pos, size_t radius) :</text:span></text:p>
            <text:p text:style-name="P4"><text:span text:style-name="T5"/></text:p>
            <text:p><text:span text:style-name="T5"><text:tab/></text:span><text:span text:style-name="T5">Draw a full circle in the window</text:span></text:p>
            <text:p><text:span text:style-name="T5"/></text:p>
            <text:p text:style-name="P4"><text:span text:style-name="T4">void <text:s/>putText(Color color, Coord size, std::string const &amp;value) :</text:span></text:p>
            <text:p text:style-name="P4"><text:span text:style-name="T5"/></text:p>
            <text:p><text:span text:style-name="T5"><text:tab/></text:span><text:span text:style-name="T5">Draw a text in the window</text:span></text:p>
            <text:p><text:span text:style-name="T5"/></text:p>
            <text:p text:style-name="P4"><text:span text:style-name="T4">void <text:s/>displayScreen() :</text:span></text:p>
            <text:p text:style-name="P4"><text:span text:style-name="T5"/></text:p>
            <text:p><text:span text:style-name="T5"><text:tab/></text:span><text:span text:style-name="T5">Display in the window everything that has been draw</text:span></text:p>
            <text:p><text:span text:style-name="T5"/></text:p>
            <text:p text:style-name="P4"><text:span text:style-name="T4">void <text:s/>refreshScreen() :</text:span></text:p>
            <text:p text:style-name="P4"><text:span text:style-name="T5"/></text:p>
            <text:p><text:span text:style-name="T5"><text:tab/></text:span><text:span text:style-name="T5">Refresh the window</text:span></text:p>
            <text:p><text:span text:style-name="T5"/></text:p>
            <text:p text:style-name="P4"><text:span text:style-name="T4">void <text:s/>clearScreen() :</text:span></text:p>
            <text:p text:style-name="P4"><text:span text:style-name="T5"/></text:p>
            <text:p><text:span text:style-name="T5"><text:tab/></text:span><text:span text:style-name="T5">Clear the window</text:span></text:p>
            <text:p><text:span text:style-name="T5"/></text:p>
            <text:p text:style-name="P4"><text:span text:style-name="T4">bool <text:s/>isKeyPress(const KeyList key) :</text:span></text:p>
            <text:p text:style-name="P4"><text:span text:style-name="T5"/></text:p>
            <text:p><text:span text:style-name="T5"><text:tab/></text:span><text:span text:style-name="T5">Tell if a certain key is currently pressed</text:span></text:p>
            <text:p><text:span text:style-name="T5"/></text:p>
            <text:p text:style-name="P4"><text:span text:style-name="T4">bool <text:s/>isMouseClicked() :</text:span></text:p>
            <text:p text:style-name="P4"><text:span text:style-name="T5"/></text:p>
            <text:p><text:span text:style-name="T5"><text:tab/></text:span><text:span text:style-name="T5">Tell if a click is currently made with the mouse</text:span></text:p>
            <text:p><text:span text:style-name="T5"/></text:p>
            <text:p text:style-name="P4"><text:span text:style-name="T4">Coord <text:s/>getMousePos() :</text:span></text:p>
            <text:p text:style-name="P4"><text:span text:style-name="T5"/></text:p>
            <text:p><text:span text:style-name="T5"><text:tab/></text:span><text:span text:style-name="T5">Give the currently coordinate of the cursor in the window</text:span></text:p>
          </draw:text-box>
        </draw:frame>
      </draw:page>
      <draw:page draw:name="page3" draw:style-name="dp1" draw:master-page-name="Default">
        <draw:frame draw:style-name="gr1" draw:text-style-name="P3" draw:layer="layout" svg:width="19.59cm" svg:height="25.94cm" svg:x="1cm" svg:y="1cm">
          <draw:text-box>
            <text:p text:style-name="P1"><text:span text:style-name="T10">IDisplayModule</text:span></text:p>
            <text:p><text:span text:style-name="T9"/></text:p>
            <text:p><text:span text:style-name="T4">Color :</text:span></text:p>
            <text:p><text:span text:style-name="T5"/></text:p>
            <text:p><text:span text:style-name="T5"><text:tab/></text:span><text:span text:style-name="T5">List of all the color, which can be used for drawing</text:span></text:p>
            <text:p><text:span text:style-name="T5"/></text:p>
            <text:p text:style-name="P4"><text:span text:style-name="T4">KeyList :</text:span></text:p>
            <text:p text:style-name="P4"><text:span text:style-name="T5"/></text:p>
            <text:p><text:span text:style-name="T5"><text:tab/></text:span><text:span text:style-name="T5">List of all the keys</text:span></text:p>
            <text:p><text:span text:style-name="T5"/></text:p>
            <text:p><text:span text:style-name="T5"><text:tab/></text:span><text:span text:style-name="T4">Special</text:span><text:span text:style-name="T5"> :</text:span></text:p>
            <text:p><text:span text:style-name="T5"/></text:p>
            <text:p><text:span text:style-name="T5"><text:tab/></text:span><text:span text:style-name="T5"><text:tab/></text:span><text:span text:style-name="T5">- NEXT_GAME : Change the game for the next one in the list</text:span></text:p>
            <text:p><text:span text:style-name="T5"><text:tab/></text:span><text:span text:style-name="T5"><text:tab/></text:span><text:span text:style-name="T5">- PREV_GAME : Change the game for the previous one in the list</text:span></text:p>
            <text:p><text:span text:style-name="T11"><text:tab/></text:span><text:span text:style-name="T11"><text:tab/></text:span><text:span text:style-name="T11">- NEXT_LIB : </text:span><text:span text:style-name="T5">Change the graphic library for the next one in the list</text:span></text:p>
            <text:p><text:span text:style-name="T11"><text:tab/></text:span><text:span text:style-name="T11"><text:tab/></text:span><text:span text:style-name="T11">- PREV_LIB : </text:span><text:span text:style-name="T5">Change the graphic library for the previous one in the list</text:span></text:p>
            <text:p><text:span text:style-name="T5"><text:tab/></text:span><text:span text:style-name="T5"><text:tab/></text:span><text:span text:style-name="T5">- RESTART_GAME : Restart the current played game</text:span></text:p>
            <text:p><text:span text:style-name="T5"><text:tab/></text:span><text:span text:style-name="T5"><text:tab/></text:span><text:span text:style-name="T5">- MENU : Send to the menu</text:span></text:p>
            <text:p><text:span text:style-name="T5"><text:tab/></text:span><text:span text:style-name="T5"><text:tab/></text:span><text:span text:style-name="T5">- EXIT : Leave the program</text:span></text:p>
            <text:p><text:span text:style-name="T5"><text:tab/></text:span><text:span text:style-name="T5"><text:tab/></text:span><text:span text:style-name="T5">- PAUSE : Pause the game</text:span></text:p>
            <text:p><text:span text:style-name="T5"/></text:p>
            <text:p><text:span text:style-name="T5"/></text:p>
          </draw:text-box>
        </draw:frame>
      </draw:page>
      <draw:page draw:name="page4" draw:style-name="dp1" draw:master-page-name="Default">
        <draw:frame draw:style-name="gr2" draw:text-style-name="P5" draw:layer="layout" svg:width="19.59cm" svg:height="25.94cm" svg:x="1cm" svg:y="1cm">
          <draw:text-box>
            <text:p text:style-name="P1"><text:span text:style-name="T10">IGameModule</text:span></text:p>
            <text:p><text:span text:style-name="T9"/></text:p>
            <text:p text:style-name="P4"><text:span text:style-name="T4">GameStatus getStatus() :</text:span></text:p>
            <text:p text:style-name="P4"><text:span text:style-name="T4"/></text:p>
            <text:p><text:span text:style-name="T12"><text:tab/></text:span><text:span text:style-name="T12">Get the current status of the game</text:span></text:p>
            <text:p><text:span text:style-name="T4"/></text:p>
            <text:p><text:span text:style-name="T4">void refresh() :</text:span></text:p>
            <text:p><text:span text:style-name="T5"/></text:p>
            <text:p><text:span text:style-name="T5"><text:tab/></text:span><text:span text:style-name="T5">Update the game</text:span></text:p>
            <text:p><text:span text:style-name="T5"/></text:p>
            <text:p><text:span text:style-name="T4">void reset() :</text:span></text:p>
            <text:p><text:span text:style-name="T5"/></text:p>
            <text:p><text:span text:style-name="T5"><text:tab/></text:span><text:span text:style-name="T5">Reset the game</text:span></text:p>
            <text:p><text:span text:style-name="T5"/></text:p>
            <text:p><text:span text:style-name="T4">size_t getScore() :</text:span></text:p>
            <text:p><text:span text:style-name="T5"/></text:p>
            <text:p><text:span text:style-name="T5"><text:tab/></text:span><text:span text:style-name="T5">Get the current score of the player for the currently played game</text:span></text:p>
            <text:p><text:span text:style-name="T5"/></text:p>
            <text:p><text:span text:style-name="T4">size_t getScoreHigh() :</text:span></text:p>
            <text:p><text:span text:style-name="T5"/></text:p>
            <text:p><text:span text:style-name="T11"><text:tab/></text:span><text:span text:style-name="T5">Get the current high score of the player for the currently played game</text:span></text:p>
            <text:p><text:span text:style-name="T5"/></text:p>
            <text:p><text:span text:style-name="T4">void <text:s/>setUsername(std::string const &amp;username) :</text:span></text:p>
            <text:p><text:span text:style-name="T5"/></text:p>
            <text:p><text:span text:style-name="T5"><text:tab/></text:span><text:span text:style-name="T5">Set the username of the player</text:span></text:p>
            <text:p><text:span text:style-name="T5"/></text:p>
            <text:p><text:span text:style-name="T4">const IDisplayModule &amp;getDisplayModule() :</text:span></text:p>
            <text:p><text:span text:style-name="T5"/></text:p>
            <text:p><text:span text:style-name="T5"><text:tab/></text:span><text:span text:style-name="T5">Get the display module, which is currently linked with the game</text:span></text:p>
            <text:p><text:span text:style-name="T5"/></text:p>
            <text:p><text:span text:style-name="T13">void setDisplayModule(</text:span><text:span text:style-name="T4">IDisplayModule &amp;displayModule) :</text:span></text:p>
            <text:p><text:span text:style-name="T5"/></text:p>
            <text:p><text:span text:style-name="T11"><text:tab/></text:span><text:span text:style-name="T11">S</text:span><text:span text:style-name="T5">et the display module linked with the game</text:span></text:p>
          </draw:text-box>
        </draw:frame>
      </draw:page>
      <draw:page draw:name="page5" draw:style-name="dp1" draw:master-page-name="Default">
        <draw:frame draw:style-name="gr2" draw:text-style-name="P5" draw:layer="layout" svg:width="19.59cm" svg:height="25.94cm" svg:x="1cm" svg:y="1cm">
          <draw:text-box>
            <text:p text:style-name="P1"><text:span text:style-name="T10">IGameModule</text:span></text:p>
            <text:p><text:span text:style-name="T9"/></text:p>
            <text:p text:style-name="P4"><text:span text:style-name="T4">GameStatus :</text:span></text:p>
            <text:p text:style-name="P4"><text:span text:style-name="T4"/></text:p>
            <text:p text:style-name="P4"><text:span text:style-name="T12"><text:tab/></text:span><text:span text:style-name="T12">List of all the possible status that the game can have</text:span></text:p>
            <text:p text:style-name="P4"><text:span text:style-name="T4"/></text:p>
            <text:p text:style-name="P4"><text:span text:style-name="T4"><text:tab/></text:span><text:span text:style-name="T4">Special :</text:span></text:p>
            <text:p text:style-name="P4"><text:span text:style-name="T4"/></text:p>
            <text:p text:style-name="P4"><text:span text:style-name="T12"><text:tab/></text:span><text:span text:style-name="T12"><text:tab/></text:span><text:span text:style-name="T12">- SUCCESS : The game is played and everything is fine</text:span></text:p>
            <text:p text:style-name="P4"><text:span text:style-name="T12"><text:tab/></text:span><text:span text:style-name="T12"><text:tab/></text:span><text:span text:style-name="T12">- ERROR : The game is played and there is an error</text:span></text:p>
            <text:p text:style-name="P4"><text:span text:style-name="T12"><text:tab/></text:span><text:span text:style-name="T12"><text:tab/></text:span><text:span text:style-name="T12">- GAMEOVER : The game is over (Victory and defeat include)</text:span></text:p>
            <text:p text:style-name="P4"><text:span text:style-name="T12"><text:tab/></text:span><text:span text:style-name="T12"><text:tab/></text:span><text:span text:style-name="T12">- PAUSE : The game is in pa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0:36:36.478050532</meta:creation-date>
    <dc:date>2021-03-29T17:11:28.273201824</dc:date>
    <meta:editing-duration>PT1H1M17S</meta:editing-duration>
    <meta:editing-cycles>44</meta:editing-cycles>
    <meta:generator>LibreOffice/6.2.8.2$Linux_X86_64 LibreOffice_project/20$Build-2</meta:generator>
    <meta:document-statistic meta:object-count="5"/>
  </office:meta>
</office:document-meta>
</file>